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4"/>
          <table:table-cell office:value-type="string" calcext:value-type="string">
            <text:p>wat als ge twee keer dezelfde element toevoegd en deze vervolgens delete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4"/>
          <table:table-cell office:value-type="string" calcext:value-type="string">
            <text:p>vragen: wrm moet ik de struct van dplist_node_t nog eens declaren in de test om die te kunnen dereferencen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style-name="ce8" table:number-columns-repeated="4"/>
          <table:table-cell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8" table:number-columns-repeated="4"/>
          <table:table-cell table:number-columns-repeated="2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1:56:35.5466058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10T12:36:04.007523102</dc:date>
    <meta:editing-duration>PT13H8M17S</meta:editing-duration>
    <meta:editing-cycles>27</meta:editing-cycles>
    <meta:generator>LibreOffice/7.2.2.2$Linux_X86_64 LibreOffice_project/1eb16ced50a80b7125fabf09652dbb09393766d2</meta:generator>
    <meta:document-statistic meta:table-count="1" meta:cell-count="95" meta:object-count="0"/>
  </office:meta>
</office:document-meta>
</file>